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4002063C64D.png" manifest:media-type="image/png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cccc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svg:stroke-color="#333333" svg:stroke-opacity="50%" draw:textarea-horizontal-align="center" draw:textarea-vertical-align="middle" draw:color-mode="standard" draw:luminance="0%" draw:contrast="0%" draw:gamma="100%" draw:red="0%" draw:green="0%" draw:blue="0%" fo:clip="rect(0cm, 0cm, 0cm, 0cm)" draw:image-opacity="8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749cm" svg:height="15.749cm" svg:x="14cm" svg:y="0.001cm">
          <draw:image xlink:href="Pictures/1000000000000400000004002063C6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gradient-name="Gradient_20_1" draw:fill-hatch-name="Red_20_90_20_Degrees_20_Crossed_20_1" draw:fill-image-name="Bitmap_20_1" draw:opacity="10%" draw:shadow-opacity="1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9T09:45:59.454182150</meta:creation-date>
    <dc:date>2025-03-29T18:11:18.934047852</dc:date>
    <meta:editing-duration>PT8H12M28S</meta:editing-duration>
    <meta:editing-cycles>1</meta:editing-cycles>
    <meta:document-statistic meta:object-count="24"/>
    <meta:generator>LibreOffice/24.8.6.2$Linux_X86_64 LibreOffice_project/480$Build-2</meta:generator>
  </office:meta>
</office:document-meta>
</file>